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华文黑体" svg:font-family="华文黑体" style:font-family-generic="system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思源黑体 CN Normal" svg:font-family="'思源黑体 CN Normal'" style:font-family-generic="system" style:font-pitch="variable"/>
    <style:font-face style:name="思源黑体 CN Normal1" svg:font-family="'思源黑体 CN Normal'" style:font-family-generic="swiss" style:font-pitch="variable"/>
    <style:font-face style:name="新宋体" svg:font-family="新宋体" style:font-family-generic="system" style:font-pitch="variable"/>
    <style:font-face style:name="新宋体1" svg:font-family="新宋体" style:font-pitch="variable"/>
    <style:font-face style:name="方正楷体_GBK" svg:font-family="方正楷体_GBK" style:font-pitch="variable"/>
    <style:font-face style:name="方正楷体_GBK1" svg:font-family="方正楷体_GBK" style:font-adornments="Regular" style:font-pitch="variable"/>
    <style:font-face style:name="方正静蕾简体" svg:font-family="方正静蕾简体" style:font-pitch="variable"/>
    <style:font-face style:name="方正静蕾简体1" svg:font-family="方正静蕾简体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703cm"/>
      <style:paragraph-properties style:writing-mode="lr-tb"/>
    </style:style>
    <style:style style:name="pr2" style:family="presentation" style:parent-style-name="Default-outline1">
      <style:graphic-properties fo:min-height="13.864cm"/>
      <style:paragraph-properties style:writing-mode="lr-tb"/>
    </style:style>
    <style:style style:name="pr3" style:family="presentation" style:parent-style-name="Default-notes">
      <style:graphic-properties draw:fill-color="#ffffff" fo:min-height="12.337cm"/>
      <style:paragraph-properties style:writing-mode="lr-tb"/>
    </style:style>
    <style:style style:name="P1" style:family="paragraph">
      <style:paragraph-properties style:writing-mode="lr-tb"/>
      <style:text-properties fo:color="#004586" loext:opacity="100%" loext:color-lum-mod="100%" loext:color-lum-off="0%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fo:margin-top="0.3cm" fo:margin-bottom="0cm" fo:text-align="star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18.7999992370605pt"/>
    </style:style>
    <style:style style:name="T1" style:family="text">
      <style:text-properties fo:color="#004586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'DejaVu Sans'" style:font-style-name="Book" style:font-family-generic="swiss" style:use-window-font-color="true" fo:font-size="45%"/>
      </text:list-level-style-bullet>
      <text:list-level-style-bullet text:level="3" text:bullet-char="✛">
        <style:list-level-properties text:space-before="2.8cm" text:min-label-width="0.8cm"/>
        <style:text-properties fo:font-family="'DejaVu Sans'" style:font-style-name="Book" style:font-family-generic="swiss" style:use-window-font-color="true" fo:font-size="35%"/>
      </text:list-level-style-bullet>
      <text:list-level-style-bullet text:level="4" text:bullet-char="✔">
        <style:list-level-properties text:space-before="4.2cm" text:min-label-width="0.6cm"/>
        <style:text-properties fo:font-family="'DejaVu Sans'" style:font-style-name="Book" style:font-family-generic="swiss" style:use-window-font-color="true" fo:font-size="30%"/>
      </text:list-level-style-bullet>
      <text:list-level-style-bullet text:level="5" text:bullet-char="⚫">
        <style:list-level-properties text:space-before="5.4cm" text:min-label-width="0.6cm"/>
        <style:text-properties fo:font-family="'DejaVu Sans'" style:font-style-name="Book" style:font-family-generic="swiss" style:use-window-font-color="true" fo:font-size="45%"/>
      </text:list-level-style-bullet>
      <text:list-level-style-bullet text:level="6" text:bullet-char="⚫">
        <style:list-level-properties text:space-before="6.6cm" text:min-label-width="0.6cm"/>
        <style:text-properties fo:font-family="'DejaVu Sans'" style:font-style-name="Book" style:font-family-generic="swiss" style:use-window-font-color="true" fo:font-size="45%"/>
      </text:list-level-style-bullet>
      <text:list-level-style-bullet text:level="7" text:bullet-char="⚫">
        <style:list-level-properties text:space-before="7.8cm" text:min-label-width="0.6cm"/>
        <style:text-properties fo:font-family="'DejaVu Sans'" style:font-style-name="Book" style:font-family-generic="swiss" style:use-window-font-color="true" fo:font-size="45%"/>
      </text:list-level-style-bullet>
      <text:list-level-style-bullet text:level="8" text:bullet-char="⚫">
        <style:list-level-properties text:space-before="9cm" text:min-label-width="0.6cm"/>
        <style:text-properties fo:font-family="'DejaVu Sans'" style:font-style-name="Book" style:font-family-generic="swiss" style:use-window-font-color="true" fo:font-size="45%"/>
      </text:list-level-style-bullet>
      <text:list-level-style-bullet text:level="9" text:bullet-char="⚫">
        <style:list-level-properties text:space-before="10.2cm" text:min-label-width="0.6cm"/>
        <style:text-properties fo:font-family="'DejaVu Sans'" style:font-style-name="Book" style:font-family-generic="swiss" style:use-window-font-color="true" fo:font-size="45%"/>
      </text:list-level-style-bullet>
      <text:list-level-style-bullet text:level="10" text:bullet-char="⚫">
        <style:list-level-properties text:space-before="11.4cm" text:min-label-width="0.6cm"/>
        <style:text-properties fo:font-family="'DejaVu Sans'" style:font-style-name="Book" style:font-family-generic="swiss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723cm" svg:height="1.703cm" svg:x="1.482cm" svg:y="1.036cm" presentation:class="title">
          <draw:text-box>
            <text:p><text:span text:style-name="T1">早期的版本控制</text:span></text:p>
          </draw:text-box>
        </draw:frame>
        <draw:frame presentation:style-name="pr2" draw:text-style-name="P2" draw:layer="layout" svg:width="25.484cm" svg:height="10.381cm" svg:x="1.016cm" svg:y="4.619cm" presentation:class="outline" presentation:user-transformed="true">
          <draw:text-box>
            <text:list text:style-name="L2">
              <text:list-item>
                <text:p>在没有版本控制系统的时期，许多人习惯用<text:span text:style-name="T1">复制整个项目目录</text:span>的方式在不同的开发主机上保存不同的版本，或许还会改名加上备份时间以示区别。有些开发团队还通过文件服务器的共享目录进行协同开发。</text:p>
                <text:list>
                  <text:list-item>
                    <text:p xml:id="id1" text:id="id1">这么做唯一的好处就是简单，不过坏处却不少,有时候会混淆所在的工作目录，弄错了文件丢了数据就没了后退的路，多人合作时常常会出现<text:span text:style-name="T1">版本最终无法一致</text:span>的情况。可以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337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华文黑体" svg:font-family="华文黑体" style:font-family-generic="system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思源黑体 CN Normal" svg:font-family="'思源黑体 CN Normal'" style:font-family-generic="system" style:font-pitch="variable"/>
    <style:font-face style:name="思源黑体 CN Normal1" svg:font-family="'思源黑体 CN Normal'" style:font-family-generic="swiss" style:font-pitch="variable"/>
    <style:font-face style:name="新宋体" svg:font-family="新宋体" style:font-family-generic="system" style:font-pitch="variable"/>
    <style:font-face style:name="新宋体1" svg:font-family="新宋体" style:font-pitch="variable"/>
    <style:font-face style:name="方正楷体_GBK" svg:font-family="方正楷体_GBK" style:font-pitch="variable"/>
    <style:font-face style:name="方正楷体_GBK1" svg:font-family="方正楷体_GBK" style:font-adornments="Regular" style:font-pitch="variable"/>
    <style:font-face style:name="方正静蕾简体" svg:font-family="方正静蕾简体" style:font-pitch="variable"/>
    <style:font-face style:name="方正静蕾简体1" svg:font-family="方正静蕾简体" style:font-adornments="Regular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新宋体" style:font-size-asian="24pt" style:language-asian="zh" style:country-asian="CN" style:font-name-complex="华文黑体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Normal" style:font-family-asian="'思源黑体 CN Normal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绘图样式_5f_1" style:display-name="默认绘图样式_1" style:family="graphic">
      <style:graphic-properties draw:stroke="solid" draw:stroke-dash="Dash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默认绘图样式_5f_1" style:display-name="默认绘图样式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Normal" style:font-family-asian="'思源黑体 CN Normal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Normal" style:font-family-asian="'思源黑体 CN Normal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Normal" style:font-family-asian="'思源黑体 CN Normal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Normal" style:font-family-asian="'思源黑体 CN Normal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image-width="0cm" draw:fill-image-height="0cm"/>
      <style:paragraph-properties fo:margin-left="0cm" fo:margin-right="0cm" fo:margin-top="0cm" fo:margin-bottom="0cm" fo:text-inden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方正静蕾简体1" fo:font-family="方正静蕾简体" style:font-style-name="Regular" style:font-pitch="variable" fo:font-size="20pt" fo:font-style="normal" fo:text-shadow="none" style:text-underline-style="none" fo:font-weight="normal" style:letter-kerning="true" style:font-name-asian="方正静蕾简体1" style:font-family-asian="方正静蕾简体" style:font-style-name-asian="Regular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ffffff" draw:fill="none" draw:fill-image-width="0cm" draw:fill-image-height="0cm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✗">
            <style:list-level-properties text:space-before="1.5cm" text:min-label-width="0.9cm"/>
            <style:text-properties fo:font-family="'DejaVu Sans'" style:font-style-name="Book" style:font-family-generic="swiss" style:use-window-font-color="true" fo:font-size="45%"/>
          </text:list-level-style-bullet>
          <text:list-level-style-bullet text:level="3" text:bullet-char="✛">
            <style:list-level-properties text:space-before="2.8cm" text:min-label-width="0.8cm"/>
            <style:text-properties fo:font-family="'DejaVu Sans'" style:font-style-name="Book" style:font-family-generic="swiss" style:use-window-font-color="true" fo:font-size="35%"/>
          </text:list-level-style-bullet>
          <text:list-level-style-bullet text:level="4" text:bullet-char="✔">
            <style:list-level-properties text:space-before="4.2cm" text:min-label-width="0.6cm"/>
            <style:text-properties fo:font-family="'DejaVu Sans'" style:font-style-name="Book" style:font-family-generic="swiss" style:use-window-font-color="true" fo:font-size="30%"/>
          </text:list-level-style-bullet>
          <text:list-level-style-bullet text:level="5" text:bullet-char="⚫">
            <style:list-level-properties text:space-before="5.4cm" text:min-label-width="0.6cm"/>
            <style:text-properties fo:font-family="'DejaVu Sans'" style:font-style-name="Book" style:font-family-generic="swiss" style:use-window-font-color="true" fo:font-size="45%"/>
          </text:list-level-style-bullet>
          <text:list-level-style-bullet text:level="6" text:bullet-char="⚫">
            <style:list-level-properties text:space-before="6.6cm" text:min-label-width="0.6cm"/>
            <style:text-properties fo:font-family="'DejaVu Sans'" style:font-style-name="Book" style:font-family-generic="swiss" style:use-window-font-color="true" fo:font-size="45%"/>
          </text:list-level-style-bullet>
          <text:list-level-style-bullet text:level="7" text:bullet-char="⚫">
            <style:list-level-properties text:space-before="7.8cm" text:min-label-width="0.6cm"/>
            <style:text-properties fo:font-family="'DejaVu Sans'" style:font-style-name="Book" style:font-family-generic="swiss" style:use-window-font-color="true" fo:font-size="45%"/>
          </text:list-level-style-bullet>
          <text:list-level-style-bullet text:level="8" text:bullet-char="⚫">
            <style:list-level-properties text:space-before="9cm" text:min-label-width="0.6cm"/>
            <style:text-properties fo:font-family="'DejaVu Sans'" style:font-style-name="Book" style:font-family-generic="swiss" style:use-window-font-color="true" fo:font-size="45%"/>
          </text:list-level-style-bullet>
          <text:list-level-style-bullet text:level="9" text:bullet-char="⚫">
            <style:list-level-properties text:space-before="10.2cm" text:min-label-width="0.6cm"/>
            <style:text-properties fo:font-family="'DejaVu Sans'" style:font-style-name="Book" style:font-family-generic="swiss" style:use-window-font-color="true" fo:font-size="45%"/>
          </text:list-level-style-bullet>
          <text:list-level-style-bullet text:level="10" text:bullet-char="⚫">
            <style:list-level-properties text:space-before="11.4cm" text:min-label-width="0.6cm"/>
            <style:text-properties fo:font-family="'DejaVu Sans'" style:font-style-name="Book" style:font-family-generic="swiss" style:use-window-font-color="true" fo:font-size="45%"/>
          </text:list-level-style-bullet>
        </text:list-style>
      </style:graphic-properties>
      <style:paragraph-properties fo:margin-left="0cm" fo:margin-right="0cm" fo:margin-top="0.305cm" fo:margin-bottom="0cm" fo:line-height="14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name-asian="方正楷体_GBK1" style:font-family-asian="方正楷体_GBK" style:font-style-name-asian="Regular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03cm" fo:margin-bottom="0cm" fo:text-indent="0cm"/>
      <style:text-properties style:font-name="Liberation Sans1" fo:font-family="'Liberation Sans'" style:font-style-name="Regular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left="0cm" fo:margin-right="0cm" fo:margin-top="0.152cm" fo:margin-bottom="0cm" fo:text-indent="0cm"/>
      <style:text-properties style:font-name="Liberation Sans1" fo:font-family="'Liberation Sans'" style:font-style-name="Regular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2cm" fo:margin-bottom="0cm" fo:text-indent="0cm"/>
      <style:text-properties style:font-name="Liberation Sans1" fo:font-family="'Liberation Sans'" style:font-style-name="Regular" style:font-family-generic="swiss" style:font-pitch="variable" fo:font-size="24pt" style:font-size-asian="24pt" style:font-size-complex="24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style:font-name="Liberation Sans1" fo:font-family="'Liberation Sans'" style:font-style-name="Regular" style:font-family-generic="swiss" style:font-pitch="variable" fo:font-size="24pt" style:font-size-asian="24pt" style:font-size-complex="24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style:font-name="Liberation Sans1" fo:font-family="'Liberation Sans'" style:font-style-name="Regular" style:font-family-generic="swiss" style:font-pitch="variable" fo:font-size="24pt" style:font-size-asian="24pt" style:font-size-complex="24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style:font-name="Liberation Sans1" fo:font-family="'Liberation Sans'" style:font-style-name="Regular" style:font-family-generic="swiss" style:font-pitch="variable" fo:font-size="24pt" style:font-size-asian="24pt" style:font-size-complex="24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dash" draw:stroke-dash="Ultrafine_20_Dashed" svg:stroke-color="#ffffff" svg:stroke-linecap="round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004586" loext:opacity="100%" loext:color-lum-mod="100%" loext:color-lum-off="0%" style:text-outline="false" style:text-line-through-style="none" style:text-line-through-type="none" style:font-name="华文黑体 - Kelvin1" fo:font-family="'华文黑体 - Kelvin'" style:font-style-name="常规体" style:font-pitch="variable" fo:font-size="28pt" fo:font-style="normal" fo:text-shadow="none" style:text-underline-style="none" fo:font-weight="normal" style:letter-kerning="true" style:font-name-asian="华文黑体 - Kelvin1" style:font-family-asian="'华文黑体 - Kelvin'" style:font-style-name-asian="常规体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8cm" svg:stroke-color="#b2b2b2" draw:marker-start-width="0.161cm" draw:marker-end-width="0.161cm" draw:stroke-linejoin="miter" draw:fill="none" draw:fill-color="#ffffff" draw:textarea-horizontal-align="left" draw:textarea-vertical-align="top" draw:auto-grow-height="false" fo:padding-top="0.117cm" fo:padding-bottom="0.117cm" fo:padding-left="0.237cm" fo:padding-right="0.237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127cm" fo:padding-right="0.127cm" fo:wrap-option="no-wrap" draw:shadow="hidden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24pt"/>
    </style:style>
    <style:style style:name="MP8" style:family="paragraph">
      <style:paragraph-properties fo:margin-left="0cm" fo:margin-right="0cm" fo:line-height="84%" fo:text-align="center" fo:text-indent="0cm" style:punctuation-wrap="hanging" style:line-break="strict" style:writing-mode="lr-tb"/>
      <style:text-properties fo:font-size="16.2999992370605pt" style:font-size-asian="19.8999996185303pt"/>
    </style:style>
    <style:style style:name="MP9" style:family="paragraph">
      <loext:graphic-properties draw:fill="none" draw:fill-color="#ffffff"/>
      <style:paragraph-properties fo:margin-left="0cm" fo:margin-right="0cm" fo:line-height="84%" fo:text-align="center" fo:text-indent="0cm" style:punctuation-wrap="hanging" style:line-break="strict" style:writing-mode="lr-tb"/>
      <style:text-properties fo:font-size="16.2999992370605pt" style:font-size-asian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0033" loext:opacity="100%" style:font-name="DejaVu Sans" fo:font-size="10pt" fo:language="en" fo:country="GB" style:font-name-asian="DejaVu Sans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8.624cm" svg:height="10.476cm" svg:x="1.482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6.723cm" svg:height="1.703cm" svg:x="1.482cm" svg:y="1.036cm" presentation:class="title" presentation:placeholder="true">
        <draw:text-box/>
      </draw:frame>
      <draw:frame presentation:style-name="Default-outline1" draw:layer="backgroundobjects" svg:width="26.723cm" svg:height="15.494cm" svg:x="1.482cm" svg:y="3.918cm" presentation:class="outline" presentation:placeholder="true">
        <draw:text-box/>
      </draw:frame>
      <draw:line draw:style-name="Mgr3" draw:text-style-name="MP7" draw:layer="backgroundobjects" svg:x1="1.482cm" svg:y1="2.798cm" svg:x2="28.28cm" svg:y2="2.798cm">
        <text:p/>
      </draw:line>
      <draw:custom-shape draw:style-name="Mgr4" draw:text-style-name="MP9" draw:layer="backgroundobjects" svg:width="2.209cm" svg:height="0.606cm" svg:x="27.12cm" svg:y="20.352cm">
        <text:p text:style-name="MP8"><text:span text:style-name="MT2">– </text:span><text:span text:style-name="MT2"><text:page-number>&lt;编号&gt;</text:page-number></text:span><text:span text:style-name="MT2"><text:s/>–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9:59:18.541702491</meta:creation-date>
    <dc:date>2023-01-23T21:13:34.879111745</dc:date>
    <meta:editing-duration>PT8M54S</meta:editing-duration>
    <meta:editing-cycles>17</meta:editing-cycles>
    <meta:generator>LibreOffice/7.4.3.2$Linux_X86_64 LibreOffice_project/40$Build-2</meta:generator>
    <meta:document-statistic meta:object-count="35"/>
  </office:meta>
</office:document-meta>
</file>